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75a2c" officeooo:paragraph-rsid="00175a2c"/>
    </style:style>
    <style:style style:name="T1" style:family="text">
      <style:text-properties officeooo:rsid="0016b89f"/>
    </style:style>
    <style:style style:name="T2" style:family="text">
      <style:text-properties officeooo:rsid="00175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<text:span text:style-name="T2">7</text:span><text:span text:style-name="T1"> – </text:span><text:span text:style-name="T2">PKI and Cryptographic Applications</text:span></text:p>
      <text:p text:style-name="Standard"/>
      <text:p text:style-name="Standard">Objective: Answer each question.</text:p>
      <text:p text:style-name="Standard"/>
      <text:p text:style-name="P1">Questions</text:p>
      <text:p text:style-name="Standard"/>
      <text:p text:style-name="Standard">1. <text:span text:style-name="T2">Explain the process Bob should use if he wants to send a confidential message to Alice using asymmetric cryptography.</text:span></text:p>
      <text:p text:style-name="Standard"/>
      <text:p text:style-name="P2">2. Explain the process Alice would use the decrypt the message Bob sent in question 1.</text:p>
      <text:p text:style-name="P2"/>
      <text:p text:style-name="P2">3. Explain the process Bob should use digitally sign a message to Alice.</text:p>
      <text:p text:style-name="P2"/>
      <text:p text:style-name="P2">4. Explain the process Alice should use to verify the digital signature on the message from Bob in question 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8:59.319485225</meta:creation-date>
    <dc:date>2026-03-01T22:54:06.122041342</dc:date>
    <meta:editing-duration>PT13M27S</meta:editing-duration>
    <meta:editing-cycles>8</meta:editing-cycles>
    <meta:generator>LibreOffice/24.2.7.2$Linux_X86_64 LibreOffice_project/420$Build-2</meta:generator>
    <meta:print-date>2026-02-11T04:17:55.368036734</meta:print-date>
    <meta:printed-by>PDF files</meta:printed-by>
    <meta:document-statistic meta:table-count="0" meta:image-count="0" meta:object-count="0" meta:page-count="1" meta:paragraph-count="7" meta:word-count="80" meta:character-count="472" meta:non-whitespace-character-count="398"/>
  </office:meta>
</office:document-meta>
</file>